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BARCA CABRERA JESUS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931337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733720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CHECO ABARCA, JONATHAN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3898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4547263</text:p>
          </table:table-cell>
          <table:table-cell table:style-name="Tabla2.A2" office:value-type="string">
            <text:p text:style-name="P9">25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5:30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